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&lt;html&gt;</text:p>
      <text:p text:style-name="P1"><text:s text:c="3"/>&lt;body&gt;</text:p>
      <text:p text:style-name="P1"><text:s text:c="6"/></text:p>
      <text:p text:style-name="P1"><text:s text:c="6"/>&lt;script type = "text/javascript"&gt;</text:p>
      <text:p text:style-name="P1"><text:s text:c="9"/>&lt;!--</text:p>
      <text:p text:style-name="P1"><text:s text:c="12"/>var age = 20;</text:p>
      <text:p text:style-name="P1"><text:s text:c="9"/></text:p>
      <text:p text:style-name="P1"><text:s text:c="12"/>if( age &gt; 18 ) {</text:p>
      <text:p text:style-name="P1"><text:s text:c="15"/>document.write("&lt;b&gt;Qualifies for driving&lt;/b&gt;");</text:p>
      <text:p text:style-name="P1"><text:s text:c="12"/>}</text:p>
      <text:p text:style-name="P1"><text:s text:c="9"/>//--&gt;</text:p>
      <text:p text:style-name="P1"><text:s text:c="6"/>&lt;/script&gt;</text:p>
      <text:p text:style-name="P1"><text:s text:c="6"/></text:p>
      <text:p text:style-name="P1"><text:s text:c="6"/>&lt;p&gt;Set the variable to different value and then try...&lt;/p&gt;</text:p>
      <text:p text:style-name="P1"><text:s text:c="3"/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